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049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8.6409in"/>
    </style:style>
    <style:style style:name="co11" style:family="table-column">
      <style:table-column-properties fo:break-before="auto" style:column-width="1.41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6.2508in"/>
    </style:style>
    <style:style style:name="co16" style:family="table-column">
      <style:table-column-properties fo:break-before="auto" style:column-width="1.8866in"/>
    </style:style>
    <style:style style:name="co17" style:family="table-column">
      <style:table-column-properties fo:break-before="auto" style:column-width="1.7972in"/>
    </style:style>
    <style:style style:name="co18" style:family="table-column">
      <style:table-column-properties fo:break-before="auto" style:column-width="1.0382in"/>
    </style:style>
    <style:style style:name="co19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skoola Pota" fo:font-size="11pt" style:font-name-asian="Iskoola Pota" style:font-size-asian="11pt" style:font-name-complex="Iskoola Pota" style:font-size-complex="11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Iskoola Pota" fo:font-size="11pt" style:font-size-asian="11pt" style:font-name-complex="Iskoola Pota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skoola Pota" fo:font-size="11pt" style:font-size-asian="11pt" style:font-name-complex="Iskoola Pota" style:font-size-complex="11pt"/>
    </style:style>
    <style:style style:name="ce3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skoola Pota" fo:font-size="11pt" style:font-name-asian="Iskoola Pota" style:font-size-asian="11pt" style:font-name-complex="Iskoola Pota" style:font-size-complex="11pt"/>
    </style:style>
    <style:style style:name="ce4" style:family="table-cell" style:parent-style-name="Normal_20_3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skoola Pota" fo:font-size="11pt" style:font-name-asian="Iskoola Pota" style:font-size-asian="11pt" style:font-name-complex="Iskoola Pota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05" table:default-cell-style-name="ce1"/>
        <table:table-row table:style-name="ro1"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sson name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long description</text:p>
          </table:table-cell>
          <table:table-cell office:value-type="string" calcext:value-type="string">
            <text:p>duration(HH:MM:SS)</text:p>
          </table:table-cell>
          <table:table-cell office:value-type="string" calcext:value-type="string">
            <text:p>Question NO.</text:p>
          </table:table-cell>
          <table:table-cell office:value-type="string" calcext:value-type="string">
            <text:p>Question Heading</text:p>
          </table:table-cell>
          <table:table-cell office:value-type="string" calcext:value-type="string">
            <text:p>Question image file nam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 image file name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AnswerState</text:p>
          </table:table-cell>
          <table:table-cell table:number-columns-repeated="1005"/>
        </table:table-row>
        <table:table-row table:style-name="ro2">
          <table:table-cell table:style-name="ce5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istory-06-t1-rev-ep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table:style-name="ce3" office:value-type="string" calcext:value-type="string">
            <text:p>පුනරීක්ෂණ</text:p>
          </table:table-cell>
          <table:table-cell table:style-name="ce4" office:value-type="string" calcext:value-type="string">
            <text:p>මෙම පුනරීක්ෂණය මගින් ඉතිහාසය හැඳින්වීම හා ආදි මිනිසා යන පාඩම් තවදුරටත් ආවරණය කෙරේ.</text:p>
          </table:table-cell>
          <table:table-cell table:number-columns-repeated="8"/>
          <table:table-cell table:style-name="ce5" table:number-columns-repeated="1005"/>
        </table:table-row>
        <table:table-row table:style-name="ro2">
          <table:table-cell table:style-name="ce5"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istory-06-t1-rev-ep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table:style-name="ce3" office:value-type="string" calcext:value-type="string">
            <text:p>පුනරීක්ෂණ</text:p>
          </table:table-cell>
          <table:table-cell table:style-name="ce4" office:value-type="string" calcext:value-type="string">
            <text:p>මෙම පුනරීක්ෂණය මගින් ඉතිහාසය හැඳින්වීම යන පාඩමත් ආදි මිනිසා යන පාඩමත් තවදුරටත් ආවරණය කෙරේ.</text:p>
          </table:table-cell>
          <table:table-cell table:number-columns-repeated="8"/>
          <table:table-cell table:style-name="ce5" table:number-columns-repeated="1005"/>
        </table:table-row>
        <table:table-row table:style-name="ro2">
          <table:table-cell table:style-name="ce5"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istory-06-t2-rev-ep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table:style-name="ce3" office:value-type="string" calcext:value-type="string">
            <text:p>පුනරීක්ෂණ</text:p>
          </table:table-cell>
          <table:table-cell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number-columns-repeated="8"/>
          <table:table-cell table:style-name="ce5" table:number-columns-repeated="1005"/>
        </table:table-row>
        <table:table-row table:style-name="ro2">
          <table:table-cell table:style-name="ce5"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istory-06-t2-rev-ep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table:style-name="ce3" office:value-type="string" calcext:value-type="string">
            <text:p>පුනරීක්ෂණ</text:p>
          </table:table-cell>
          <table:table-cell office:value-type="string" calcext:value-type="string">
            <text:p>මෙම පුනරීක්ෂණය මගින් ලෝකයේ පැරණි ශිෂ්ටාචාර යන පාඩමත් ශ්‍රී ලංකාව ජනාවාස වීම යන පාඩමත් තවදුරටත් ආවරණය කෙරේ.</text:p>
          </table:table-cell>
          <table:table-cell table:number-columns-repeated="8"/>
          <table:table-cell table:style-name="ce5"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edu</meta:initial-creator>
    <meta:creation-date>2022-07-06T10:44:45Z</meta:creation-date>
    <dc:date>2022-09-08T16:40:37.820396554</dc:date>
    <meta:editing-duration>PT22M44S</meta:editing-duration>
    <meta:editing-cycles>5</meta:editing-cycles>
    <meta:document-statistic meta:table-count="1" meta:cell-count="62" meta:object-count="0"/>
  </office:meta>
</office:document-meta>
</file>